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tituteAttribute.getSubstitu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tituteAttribute.SubstituteAttribute( String namespaceURI , String localName , String raw , String type , Substitutions subs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